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Text_20_body">
      <style:text-properties fo:font-size="14pt" fo:font-weight="bold" officeooo:rsid="0057f2d4" officeooo:paragraph-rsid="0057f2d4" style:font-size-asian="14pt" style:font-weight-asian="bold" style:font-size-complex="14pt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421c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Text_20_body"><text:text-input text:description="&lt;if test=&quot;o.preop_meeting_id&quot;&gt;">&lt;if test="o.preop_meeting_id&gt;</text:text-input><text:span text:style-name="T1">Pour le rendez vous pre-opératoire:<text:line-break/> le:</text:span><text:span text:style-name="T1"><text:text-input text:description="&lt;only_time3()&gt;">&lt;only_time3()&gt;</text:text-input></text:span><text:span text:style-name="T1"><text:line-break/> au cabinet, ancre de marine, baie de l'orphelinat.</text:span><text:span text:style-name="T1"><text:text-input text:description="&lt;/if&gt;">&lt;/if&gt;</text:text-input></text:span></text:p>
      <text:p text:style-name="P7">Le non respect de ce rendez annule la date de la chirurgie prévue.</text:p>
      <text:p text:style-name="Text_20_body"><text:text-input text:description="&lt;if test=&quot;o.ane_appointment&quot;&gt;">&lt;if test="o.ane_appointment"&gt;</text:text-input>Pour la consultation d'anesthésie<text:span text:style-name="T3">:<text:line-break/> l</text:span>e : <text:text-input text:description="&lt;only_time2()&gt;">&lt;only_time2()&gt;</text:text-input><text:line-break/> <text:span text:style-name="T6">lieu : </text:span><text:span text:style-name="T6"><text:text-input text:description="&lt;o.bloc_agenda_id.ane_group_id.street&gt;">&lt;o.bloc_agenda_id.ane_group_id.street&gt;</text:text-input></text:span><text:span text:style-name="T6"><text:line-break/> </text:span><text:span text:style-name="T6"><text:text-input text:description="&lt;o.bloc_agenda_id.ane_group_id.street2&gt;">&lt;o.bloc_agenda_id.ane_group_id.street2&gt;</text:text-input></text:span><text:span text:style-name="T6"><text:line-break/> En cas d’empêchement merci de prévenir dès que possible au </text:span><text:span text:style-name="T6"><text:text-input text:description="&lt;o.bloc_agenda_id.ane_group_id.phone&gt;">&lt;o.bloc_agenda_id.ane_group_id.phone&gt;</text:text-input></text:span><text:span text:style-name="T6"><text:text-input text:description="&lt;/if&gt;">&lt;/if&gt;</text:text-input></text:span></text:p>
      <text:p text:style-name="Text_20_body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Text_20_body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5">à Nouville</text:span>.<text:line-break/><text:tab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/if&gt;</text:text-input></text:span></text:p>
      <text:p text:style-name="Text_20_body"><text:text-input text:description="&lt;if test=&quot;o.po_meeting_id&quot;&gt;">&lt;if test="o.po_meeting_id&gt;</text:text-input>Pour le rendez vous post-opératoire:<text:line-break/><text:tab/>le: <text:text-input text:description="&lt;only_time1()&gt;">&lt;only_time1()&gt;</text:text-input><text:line-break/><text:tab/>au cabinet, ancre de marine, baie de l'orphelinat.<text:text-input text:description="&lt;/if&gt;">&lt;/if&gt;</text:text-input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1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7:55:50</meta:creation-date>
    <dc:date>2021-03-31T05:03:41.378629022</dc:date>
    <meta:editing-duration>PT11H55M8S</meta:editing-duration>
    <meta:editing-cycles>151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218" meta:character-count="1398" meta:non-whitespace-character-count="1256"/>
  </office:meta>
</office:document-meta>
</file>